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">
      <style:paragraph-properties fo:margin-top="0in" fo:margin-bottom="0in"/>
    </style:style>
    <style:style style:name="P13" style:family="paragraph" style:parent-style-name="Text_20_body" style:list-style-name="L2">
      <style:paragraph-properties fo:margin-top="0in" fo:margin-bottom="0in"/>
    </style:style>
    <style:style style:name="P14" style:family="paragraph" style:parent-style-name="Text_20_body" style:list-style-name="L3">
      <style:paragraph-properties fo:margin-top="0in" fo:margin-bottom="0in"/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Text_20_body" style:list-style-name="L7">
      <style:paragraph-properties fo:margin-top="0in" fo:margin-bottom="0in"/>
    </style:style>
    <style:style style:name="P19" style:family="paragraph" style:parent-style-name="Text_20_body" style:list-style-name="L8">
      <style:paragraph-properties fo:margin-top="0in" fo:margin-bottom="0in"/>
    </style:style>
    <style:style style:name="P20" style:family="paragraph" style:parent-style-name="Text_20_body" style:list-style-name="L9">
      <style:paragraph-properties fo:margin-top="0in" fo:margin-bottom="0in"/>
    </style:style>
    <style:style style:name="P21" style:family="paragraph" style:parent-style-name="Text_20_body" style:list-style-name="L10">
      <style:paragraph-properties fo:margin-top="0in" fo:margin-bottom="0in"/>
    </style:style>
    <style:style style:name="P22" style:family="paragraph" style:parent-style-name="Standard">
      <style:paragraph-properties fo:margin-top="0in" fo:margin-bottom="0.1965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1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1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2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2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2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 text:start-value="2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рофессиональный учебник по "Разработке тем Wordpress" - чтобы охватить все темы, разделы и аспекты, для разработчика, в стиле документации</text:p>
      <text:p text:style-name="Standard">ChatGPT</text:p>
      <text:p text:style-name="P22">ChatGPT</text:p>
      <text:p text:style-name="Text_20_body">Конечно, вот общая структура учебника по разработке тем WordPress:</text:p>
      <text:h text:style-name="Heading_20_1" text:outline-level="1">Разработка тем WordPress: Учебное пособие</text:h>
      <text:h text:style-name="Heading_20_2" text:outline-level="2">Введение в WordPress темы</text:h>
      <text:list xml:id="list4250254147479806990" text:style-name="L1">
        <text:list-item>
          <text:p text:style-name="P12"><text:span text:style-name="Strong_20_Emphasis">Знакомство с WordPress</text:span>: Основные понятия и архитектура платформы.</text:p>
        </text:list-item>
        <text:list-item>
          <text:p text:style-name="P12"><text:span text:style-name="Strong_20_Emphasis">Преимущества разработки тем</text:span>: Почему разработка собственной темы важна для вашего проекта.</text:p>
        </text:list-item>
        <text:list-item>
          <text:p text:style-name="P1"><text:span text:style-name="Strong_20_Emphasis">Инструменты разработки</text:span>: Рекомендуемые инструменты и среды разработки для работы с WordPress.</text:p>
        </text:list-item>
      </text:list>
      <text:h text:style-name="Heading_20_2" text:outline-level="2">Основы разработки тем</text:h>
      <text:list xml:id="list8280760670640486122" text:style-name="L2">
        <text:list-item>
          <text:p text:style-name="P13"><text:span text:style-name="Strong_20_Emphasis">Структура темы</text:span>: Разбор основных файлов и каталогов темы WordPress.</text:p>
        </text:list-item>
        <text:list-item>
          <text:p text:style-name="P13"><text:span text:style-name="Strong_20_Emphasis">Использование шаблонов</text:span>: Основные шаблоны страниц и их назначение.</text:p>
        </text:list-item>
        <text:list-item>
          <text:p text:style-name="P2"><text:span text:style-name="Strong_20_Emphasis">Функции WordPress</text:span>: Важные функции и хуки для работы с темами.</text:p>
        </text:list-item>
      </text:list>
      <text:h text:style-name="Heading_20_2" text:outline-level="2">HTML и CSS в WordPress темах</text:h>
      <text:list xml:id="list4895665959317268282" text:style-name="L3">
        <text:list-item>
          <text:p text:style-name="P14"><text:span text:style-name="Strong_20_Emphasis">Основы HTML</text:span>: Понимание структуры HTML в контексте WordPress.</text:p>
        </text:list-item>
        <text:list-item>
          <text:p text:style-name="P14"><text:span text:style-name="Strong_20_Emphasis">Основы CSS</text:span>: Создание стилей для темы и их организация.</text:p>
        </text:list-item>
        <text:list-item>
          <text:p text:style-name="P3"><text:span text:style-name="Strong_20_Emphasis">Адаптивный дизайн</text:span>: Создание адаптивных и мобильных версий темы.</text:p>
        </text:list-item>
      </text:list>
      <text:h text:style-name="Heading_20_2" text:outline-level="2">PHP и WordPress</text:h>
      <text:list xml:id="list939684562857216547" text:style-name="L4">
        <text:list-item>
          <text:p text:style-name="P15"><text:span text:style-name="Strong_20_Emphasis">Основы PHP</text:span>: Введение в PHP и его использование в WordPress.</text:p>
        </text:list-item>
        <text:list-item>
          <text:p text:style-name="P15"><text:span text:style-name="Strong_20_Emphasis">Циклы WordPress</text:span>: Понимание циклов и запросов в WordPress.</text:p>
        </text:list-item>
        <text:list-item>
          <text:p text:style-name="P4"><text:span text:style-name="Strong_20_Emphasis">Создание пользовательских полей и метабоксов</text:span>: Расширение функциональности темы с помощью пользовательских полей и метабоксов.</text:p>
        </text:list-item>
      </text:list>
      <text:h text:style-name="Heading_20_2" text:outline-level="2">Разработка функциональности</text:h>
      <text:list xml:id="list9027330277815753400" text:style-name="L5">
        <text:list-item>
          <text:p text:style-name="P16"><text:span text:style-name="Strong_20_Emphasis">Создание пользовательских шаблонов страниц</text:span>: Как создавать и использовать свои собственные шаблоны страниц.</text:p>
        </text:list-item>
        <text:list-item>
          <text:p text:style-name="P16"><text:span text:style-name="Strong_20_Emphasis">Работа с изображениями и медиафайлами</text:span>: Методы загрузки, обработки и вывода медиафайлов.</text:p>
        </text:list-item>
        <text:list-item>
          <text:p text:style-name="P5"><text:span text:style-name="Strong_20_Emphasis">Создание пользовательских виджетов</text:span>: Расширение возможностей темы с помощью пользовательских виджетов.</text:p>
        </text:list-item>
      </text:list>
      <text:h text:style-name="Heading_20_2" text:outline-level="2">Оптимизация и безопасность</text:h>
      <text:list xml:id="list3599024916396672964" text:style-name="L6">
        <text:list-item>
          <text:p text:style-name="P17"><text:span text:style-name="Strong_20_Emphasis">Оптимизация темы</text:span>: Методы оптимизации для улучшения производительности темы.</text:p>
        </text:list-item>
        <text:list-item>
          <text:p text:style-name="P6"><text:span text:style-name="Strong_20_Emphasis">Безопасность темы</text:span>: Практики безопасности для защиты темы от уязвимостей.</text:p>
        </text:list-item>
      </text:list>
      <text:h text:style-name="Heading_20_2" text:outline-level="2"><text:soft-page-break/>Расширение тем WordPress</text:h>
      <text:list xml:id="list535810196441994603" text:style-name="L7">
        <text:list-item>
          <text:p text:style-name="P18"><text:span text:style-name="Strong_20_Emphasis">Использование дополнений (плагинов) в темах</text:span>: Интеграция сторонних плагинов для расширения функциональности темы.</text:p>
        </text:list-item>
        <text:list-item>
          <text:p text:style-name="P7"><text:span text:style-name="Strong_20_Emphasis">Разработка дочерних тем</text:span>: Создание дочерних тем для модификации существующих тем.</text:p>
        </text:list-item>
      </text:list>
      <text:h text:style-name="Heading_20_2" text:outline-level="2">Тестирование и отладка</text:h>
      <text:list xml:id="list790872033122548161" text:style-name="L8">
        <text:list-item>
          <text:p text:style-name="P19"><text:span text:style-name="Strong_20_Emphasis">Тестирование темы</text:span>: Методы тестирования темы перед выпуском.</text:p>
        </text:list-item>
        <text:list-item>
          <text:p text:style-name="P8"><text:span text:style-name="Strong_20_Emphasis">Отладка и исправление ошибок</text:span>: Эффективные методы отладки и исправления ошибок в теме.</text:p>
        </text:list-item>
      </text:list>
      <text:h text:style-name="Heading_20_2" text:outline-level="2">Доставка и поддержка</text:h>
      <text:list xml:id="list8527804699379186571" text:style-name="L9">
        <text:list-item>
          <text:p text:style-name="P20"><text:span text:style-name="Strong_20_Emphasis">Подготовка темы к релизу</text:span>: Этапы подготовки темы к релизу и публикации.</text:p>
        </text:list-item>
        <text:list-item>
          <text:p text:style-name="P9"><text:span text:style-name="Strong_20_Emphasis">Поддержка темы</text:span>: Как обеспечить поддержку и обновления для пользователей вашей темы.</text:p>
        </text:list-item>
      </text:list>
      <text:h text:style-name="Heading_20_2" text:outline-level="2">Дополнительные ресурсы и рекомендации</text:h>
      <text:list xml:id="list2837136659669867753" text:style-name="L10">
        <text:list-item>
          <text:p text:style-name="P21"><text:span text:style-name="Strong_20_Emphasis">Сообщества и форумы</text:span>: Где получить помощь и советы по разработке тем WordPress.</text:p>
        </text:list-item>
        <text:list-item>
          <text:p text:style-name="P10"><text:span text:style-name="Strong_20_Emphasis">Дополнительные ресурсы</text:span>: Список полезных ресурсов для дальнейшего изучения и развития навыков.</text:p>
        </text:list-item>
      </text:list>
      <text:h text:style-name="Heading_20_2" text:outline-level="2">Заключение</text:h>
      <text:list xml:id="list5295278250703779359" text:style-name="L11">
        <text:list-item>
          <text:p text:style-name="P11"><text:span text:style-name="Strong_20_Emphasis">Подведение итогов</text:span>: Основные выводы и рекомендации для успешной разработки тем WordPress.</text:p>
        </text:list-item>
      </text:list>
      <text:p text:style-name="Text_20_body">Этот учебник должен охватить все основные аспекты разработки тем WordPress и обеспечить читателя глубокими знаниями по этой тем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4$Win32 OpenOffice.org_project/4114m1$Build-9811</meta:generator>
    <dc:date>2024-05-01T19:56:32.95</dc:date>
    <meta:document-statistic meta:table-count="0" meta:image-count="0" meta:object-count="0" meta:page-count="2" meta:paragraph-count="43" meta:word-count="376" meta:character-count="2765"/>
    <dc:creator>Dima Wide</dc:creator>
    <meta:user-defined meta:name="Info 1"/>
    <meta:user-defined meta:name="Info 2"/>
    <meta:user-defined meta:name="Info 3"/>
    <meta:user-defined meta:name="Info 4"/>
  </office:meta>
</office:document-meta>
</file>